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133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4" office:value-type="string" calcext:value-type="string">
            <text:p>Consigne vitesse moteur (tr/min)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4" office:value-type="string" calcext:value-type="string">
            <text:p>Fréquence de rotation moteur (Hz)</text:p>
          </table:table-cell>
          <table:table-cell table:style-name="ce5" table:formula="of:=80/60" office:value-type="float" office:value="1.33333333333333" calcext:value-type="float">
            <text:p>1,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.0</text:p>
          </table:table-cell>
          <table:table-cell office:value-type="float" office:value="269" calcext:value-type="float">
            <text:p>269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ce4" office:value-type="string" calcext:value-type="string">
            <text:p>Fréquence perturbations (Hz)</text:p>
          </table:table-cell>
          <table:table-cell table:style-name="ce6" office:value-type="string" calcext:value-type="string">
            <text:p>difficile à identif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.0</text:p>
          </table:table-cell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style-name="ce4" office:value-type="string" calcext:value-type="string">
            <text:p>Différence consigne-vitesse min (tr/min)</text:p>
          </table:table-cell>
          <table:table-cell table:style-name="ce5" table:formula="of:=80-MIN([.C6:.C231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.0</text:p>
          </table:table-cell>
          <table:table-cell office:value-type="float" office:value="257" calcext:value-type="float">
            <text:p>257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ce4" office:value-type="string" calcext:value-type="string">
            <text:p>Différence consigne-vitesse max (tr/min)</text:p>
          </table:table-cell>
          <table:table-cell table:style-name="ce5" table:formula="of:=MAX([.C6:.C231])-8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.0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style-name="ce4" office:value-type="string" calcext:value-type="string">
            <text:p>% erreur max</text:p>
          </table:table-cell>
          <table:table-cell table:style-name="ce7" table:formula="of:=MAX([.J6:.J7])/80" office:value-type="percentage" office:value="0.1875" calcext:value-type="percentage">
            <text:p>18,75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3.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ce4" office:value-type="string" calcext:value-type="string">
            <text:p>Valeur moyenne (tr/min)</text:p>
          </table:table-cell>
          <table:table-cell table:style-name="ce5" table:formula="of:=AVERAGE([.C6:.C231])" office:value-type="float" office:value="79.4690265486726" calcext:value-type="float">
            <text:p>79,4690265486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.0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style-name="ce4" office:value-type="string" calcext:value-type="string">
            <text:p>% erreur moyenne</text:p>
          </table:table-cell>
          <table:table-cell table:style-name="ce7" table:formula="of:=ABS(([.J9]-[.J3]))/[.J3]" office:value-type="percentage" office:value="0.00663716814159301" calcext:value-type="percentage">
            <text:p>0,6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.0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0.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1.0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2.0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3.0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4.0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9.0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0.0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1.0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2.0</text:p>
          </table:table-cell>
          <table:table-cell office:value-type="float" office:value="240" calcext:value-type="float">
            <text:p>240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3.0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4.0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5.0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0.0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1.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2.0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3.0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4.0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5.0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36.0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57.0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61.0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82.0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03.0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24.0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5.0</text:p>
          </table:table-cell>
          <table:table-cell office:value-type="float" office:value="234" calcext:value-type="float">
            <text:p>234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6.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87.0</text:p>
          </table:table-cell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08.0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12.0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33.0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54.0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75.0</text:p>
          </table:table-cell>
          <table:table-cell office:value-type="float" office:value="243" calcext:value-type="float">
            <text:p>24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96.0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17.0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38.0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59.0</text:p>
          </table:table-cell>
          <table:table-cell office:value-type="float" office:value="248" calcext:value-type="float">
            <text:p>248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63.0</text:p>
          </table:table-cell>
          <table:table-cell office:value-type="float" office:value="248" calcext:value-type="float">
            <text:p>248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84.0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05.0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26.0</text:p>
          </table:table-cell>
          <table:table-cell office:value-type="float" office:value="255" calcext:value-type="float">
            <text:p>255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47.0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68.0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89.0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3.0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14.0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35.0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56.0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77.0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98.0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19.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40.0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64.0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85.0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06.0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27.0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48.0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69.0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90.0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11.0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32.0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36.0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57.0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78.0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99.0</text:p>
          </table:table-cell>
          <table:table-cell office:value-type="float" office:value="222" calcext:value-type="float">
            <text:p>222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20.0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41.0</text:p>
          </table:table-cell>
          <table:table-cell office:value-type="float" office:value="223" calcext:value-type="float">
            <text:p>22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62.0</text:p>
          </table:table-cell>
          <table:table-cell office:value-type="float" office:value="225" calcext:value-type="float">
            <text:p>22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83.0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87.0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08.0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29.0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50.0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71.0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92.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13.0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34.0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39.0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60.0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81.0</text:p>
          </table:table-cell>
          <table:table-cell office:value-type="float" office:value="257" calcext:value-type="float">
            <text:p>257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02.0</text:p>
          </table:table-cell>
          <table:table-cell office:value-type="float" office:value="260" calcext:value-type="float">
            <text:p>26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23.0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44.0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66.0</text:p>
          </table:table-cell>
          <table:table-cell office:value-type="float" office:value="262" calcext:value-type="float">
            <text:p>262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70.0</text:p>
          </table:table-cell>
          <table:table-cell office:value-type="float" office:value="262" calcext:value-type="float">
            <text:p>262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91.0</text:p>
          </table:table-cell>
          <table:table-cell office:value-type="float" office:value="259" calcext:value-type="float">
            <text:p>259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12.0</text:p>
          </table:table-cell>
          <table:table-cell office:value-type="float" office:value="259" calcext:value-type="float">
            <text:p>25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33.0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54.0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75.0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96.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01.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22.0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43.0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64.0</text:p>
          </table:table-cell>
          <table:table-cell office:value-type="float" office:value="237" calcext:value-type="float">
            <text:p>23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85.0</text:p>
          </table:table-cell>
          <table:table-cell office:value-type="float" office:value="236" calcext:value-type="float">
            <text:p>236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06.0</text:p>
          </table:table-cell>
          <table:table-cell office:value-type="float" office:value="228" calcext:value-type="float">
            <text:p>22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7.0</text:p>
          </table:table-cell>
          <table:table-cell office:value-type="float" office:value="224" calcext:value-type="float">
            <text:p>22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51.0</text:p>
          </table:table-cell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72.0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93.0</text:p>
          </table:table-cell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14.0</text:p>
          </table:table-cell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35.0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56.0</text:p>
          </table:table-cell>
          <table:table-cell office:value-type="float" office:value="199" calcext:value-type="float">
            <text:p>19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77.0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98.0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19.0</text:p>
          </table:table-cell>
          <table:table-cell office:value-type="float" office:value="214" calcext:value-type="float">
            <text:p>21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23.0</text:p>
          </table:table-cell>
          <table:table-cell office:value-type="float" office:value="214" calcext:value-type="float">
            <text:p>21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44.0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65.0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86.0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07.0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28.0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49.0</text:p>
          </table:table-cell>
          <table:table-cell office:value-type="float" office:value="244" calcext:value-type="float">
            <text:p>244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70.0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75.0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96.0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17.0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38.0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59.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80.0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01.0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25.0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46.0</text:p>
          </table:table-cell>
          <table:table-cell office:value-type="float" office:value="265" calcext:value-type="float">
            <text:p>26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67.0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88.0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09.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30.0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51.0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72.0</text:p>
          </table:table-cell>
          <table:table-cell office:value-type="float" office:value="242" calcext:value-type="float">
            <text:p>242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93.0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97.0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18.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39.0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60.0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81.0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02.0</text:p>
          </table:table-cell>
          <table:table-cell office:value-type="float" office:value="223" calcext:value-type="float">
            <text:p>22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23.0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44.0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48.0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69.0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90.0</text:p>
          </table:table-cell>
          <table:table-cell office:value-type="float" office:value="206" calcext:value-type="float">
            <text:p>20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11.0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32.0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53.0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74.0</text:p>
          </table:table-cell>
          <table:table-cell office:value-type="float" office:value="207" calcext:value-type="float">
            <text:p>20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98.0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19.0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40.0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61.0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82.0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03.0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24.0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45.0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66.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70.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91.0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12.0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33.0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54.0</text:p>
          </table:table-cell>
          <table:table-cell office:value-type="float" office:value="268" calcext:value-type="float">
            <text:p>26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75.0</text:p>
          </table:table-cell>
          <table:table-cell office:value-type="float" office:value="268" calcext:value-type="float">
            <text:p>26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96.0</text:p>
          </table:table-cell>
          <table:table-cell office:value-type="float" office:value="267" calcext:value-type="float">
            <text:p>26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17.0</text:p>
          </table:table-cell>
          <table:table-cell office:value-type="float" office:value="269" calcext:value-type="float">
            <text:p>26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22.0</text:p>
          </table:table-cell>
          <table:table-cell office:value-type="float" office:value="269" calcext:value-type="float">
            <text:p>26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43.0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64.0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85.0</text:p>
          </table:table-cell>
          <table:table-cell office:value-type="float" office:value="257" calcext:value-type="float">
            <text:p>257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06.0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27.0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48.0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73.0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94.0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15.0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36.0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58.0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79.0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83.0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04.0</text:p>
          </table:table-cell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25.0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46.0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67.0</text:p>
          </table:table-cell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88.0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09.0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30.0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35.0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56.0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77.0</text:p>
          </table:table-cell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98.0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19.0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40.0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61.0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66.0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87.0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08.0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29.0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50.0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71.0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92.0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97.0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18.0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39.0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60.0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81.0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02.0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23.0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28.0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49.0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70.0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91.0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12.0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33.0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54.0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58.0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79.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00.0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21.0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42.0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63.0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84.0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05.0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09.0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30.0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51.0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72.0</text:p>
          </table:table-cell>
          <table:table-cell office:value-type="float" office:value="204" calcext:value-type="float">
            <text:p>20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93.0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14.0</text:p>
          </table:table-cell>
          <table:table-cell office:value-type="float" office:value="206" calcext:value-type="float">
            <text:p>20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35.0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41.0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62.0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83.0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04.0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25.0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46.0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67.0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72.0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93.0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14.0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35.0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56.0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77.0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02.0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23.0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44.0</text:p>
          </table:table-cell>
          <table:table-cell office:value-type="float" office:value="260" calcext:value-type="float">
            <text:p>260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65.0</text:p>
          </table:table-cell>
          <table:table-cell office:value-type="float" office:value="263" calcext:value-type="float">
            <text:p>26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86.0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07.0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28.0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49.0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53.0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74.0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95.0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7:12:57.7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7:15:48.176000000</dc:date>
    <meta:editing-duration>PT36M6S</meta:editing-duration>
    <meta:editing-cycles>12</meta:editing-cycles>
    <meta:generator>LibreOffice/7.2.5.2$Windows_X86_64 LibreOffice_project/499f9727c189e6ef3471021d6132d4c694f357e5</meta:generator>
    <meta:document-statistic meta:table-count="1" meta:cell-count="817" meta:object-count="0"/>
  </office:meta>
</office:document-meta>
</file>